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eeeeee" draw:textarea-horizontal-align="justify" draw:textarea-vertical-align="middle" draw:auto-grow-height="false" fo:min-height="13.286cm" fo:min-width="25.436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fill="none" draw:fill-color="#ffffff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1.12cm" fo:min-width="25.07cm" draw:shadow="hidden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35cm"/>
    </style:style>
    <style:style style:name="gr7" style:family="graphic" style:parent-style-name="objectwithoutfill">
      <style:graphic-properties draw:fill="none" draw:fill-color="#ffffff" draw:textarea-vertical-align="middle" draw:shadow="hidden"/>
    </style:style>
    <style:style style:name="gr8" style:family="graphic" style:parent-style-name="standard">
      <style:graphic-properties draw:fill-color="#eeeeee" draw:textarea-horizontal-align="justify" draw:textarea-vertical-align="middle" draw:auto-grow-height="false" fo:min-height="8.444cm" fo:min-width="4.194cm" draw:shadow="hidden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653cm" draw:shadow="hidden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.273cm" fo:min-width="4.136cm" draw:shadow="hidden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35cm" draw:shadow="hidden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draw:shadow="hidden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2.458cm" fo:min-width="4.008cm" draw:shadow="hidden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112cm" draw:shadow="hidden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 draw:shadow="hidden"/>
    </style:style>
    <style:style style:name="gr16" style:family="graphic" style:parent-style-name="standard">
      <style:graphic-properties draw:fill-color="#eeeeee" draw:textarea-horizontal-align="justify" draw:textarea-vertical-align="middle" draw:auto-grow-height="false" fo:min-height="6.444cm" fo:min-width="4.194cm" draw:shadow="hidden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39cm" draw:shadow="hidden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403cm" draw:shadow="hidden"/>
    </style:style>
    <style:style style:name="gr19" style:family="graphic" style:parent-style-name="standard">
      <style:graphic-properties draw:fill-color="#eeeeee" draw:textarea-horizontal-align="justify" draw:textarea-vertical-align="middle" draw:auto-grow-height="false" fo:min-height="6.644cm" fo:min-width="4.194cm" draw:shadow="hidden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422cm" draw:shadow="hidden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 draw:shadow="hidden"/>
    </style:style>
    <style:style style:name="gr2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style:text-properties fo:font-weight="bold" fo:background-color="#eeeeee"/>
    </style:style>
    <style:style style:name="P3" style:family="paragraph">
      <loext:graphic-properties draw:fill="none" draw:fill-color="#ffffff"/>
      <style:text-properties fo:font-weight="bold" fo:background-color="#eeeeee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style:text-properties fo:background-color="#eeeeee"/>
    </style:style>
    <style:style style:name="P6" style:family="paragraph">
      <loext:graphic-properties draw:fill="none" draw:fill-color="#ffffff"/>
      <style:text-properties fo:background-color="#eeeeee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style:text-properties fo:font-weight="bold"/>
    </style:style>
    <style:style style:name="P9" style:family="paragraph">
      <loext:graphic-properties draw:fill="none" draw:fill-color="#ffffff"/>
      <style:text-properties fo:font-weight="bold"/>
    </style:style>
    <style:style style:name="P10" style:family="paragraph">
      <style:text-properties fo:font-size="11pt" fo:font-weight="bold"/>
    </style:style>
    <style:style style:name="P11" style:family="paragraph">
      <loext:graphic-properties draw:fill="none" draw:fill-color="#ffffff"/>
      <style:text-properties fo:font-size="11pt" fo:font-weight="bold"/>
    </style:style>
    <style:style style:name="P12" style:family="paragraph">
      <loext:graphic-properties draw:fill="none" draw:fill-color="#ffffff"/>
    </style:style>
    <style:style style:name="P13" style:family="paragraph">
      <style:text-properties fo:font-size="14pt"/>
    </style:style>
    <style:style style:name="P14" style:family="paragraph">
      <loext:graphic-properties draw:fill="none" draw:fill-color="#ffffff"/>
      <style:text-properties fo:font-size="14pt"/>
    </style:style>
    <style:style style:name="P15" style:family="paragraph">
      <style:text-properties fo:font-size="16pt"/>
    </style:style>
    <style:style style:name="P16" style:family="paragraph">
      <loext:graphic-properties draw:fill="none" draw:fill-color="#ffffff"/>
      <style:text-properties fo:font-size="16pt"/>
    </style:style>
    <style:style style:name="P17" style:family="paragraph">
      <loext:graphic-properties draw:fill-color="#ffffff"/>
    </style:style>
    <style:style style:name="T1" style:family="text">
      <style:text-properties fo:font-weight="bold" fo:background-color="#eeeeee"/>
    </style:style>
    <style:style style:name="T2" style:family="text">
      <style:text-properties fo:background-color="#eeeeee"/>
    </style:style>
    <style:style style:name="T3" style:family="text">
      <style:text-properties fo:font-weight="bold"/>
    </style:style>
    <style:style style:name="T4" style:family="text">
      <style:text-properties fo:font-size="11pt" fo:font-weight="bold"/>
    </style:style>
    <style:style style:name="T5" style:family="text">
      <style:text-properties fo:font-size="14pt"/>
    </style:style>
    <style:style style:name="T6" style:family="text">
      <style:text-properties fo:font-size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7.4cm" svg:height="15cm" svg:x="0.3cm" svg:y="0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.755cm" svg:height="0.962cm" svg:x="13.167cm" svg:y="0.4cm">
          <draw:text-box>
            <text:p text:style-name="P2"><text:span text:style-name="T1">Text</text:span></text:p>
          </draw:text-box>
        </draw:frame>
        <draw:line draw:style-name="gr3" draw:text-style-name="P4" draw:layer="layout" svg:x1="1cm" svg:y1="1.2cm" svg:x2="27cm" svg:y2="1.2cm">
          <text:p/>
        </draw:line>
        <draw:frame draw:style-name="gr4" draw:text-style-name="P6" draw:layer="layout" svg:width="25.6cm" svg:height="0.962cm" svg:x="1.2cm" svg:y="1.4cm">
          <draw:text-box>
            <text:p text:style-name="P5"><text:span text:style-name="T2">text: ’Mees <text:s text:c="5"/></text:span><text:span text:style-name="T2"><text:s text:c="23"/></text:span><text:span text:style-name="T2">oli <text:s text:c="19"/></text:span><text:span text:style-name="T2"><text:s text:c="12"/>kärbes </text:span><text:span text:style-name="T2"><text:s text:c="23"/></text:span><text:span text:style-name="T2"><text:s text:c="8"/>. <text:s text:c="3"/>’</text:span></text:p>
          </draw:text-box>
        </draw:frame>
        <draw:custom-shape draw:style-name="gr5" draw:text-style-name="P7" draw:layer="layout" svg:width="26.8cm" svg:height="12.6cm" svg:x="0.6cm" svg:y="2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9" draw:layer="layout" svg:width="2.2cm" svg:height="0.962cm" svg:x="12.9cm" svg:y="2.438cm">
          <draw:text-box>
            <text:p text:style-name="P8"><text:span text:style-name="T3">Layer</text:span></text:p>
          </draw:text-box>
        </draw:frame>
        <draw:line draw:style-name="gr7" draw:text-style-name="P4" draw:layer="layout" svg:x1="1cm" svg:y1="3.4cm" svg:x2="27cm" svg:y2="3.4cm">
          <text:p/>
        </draw:line>
        <draw:g>
          <draw:custom-shape draw:style-name="gr8" draw:text-style-name="P1" draw:layer="layout" svg:width="5.2cm" svg:height="9.2cm" svg:x="1.2cm" svg:y="5.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7" draw:text-style-name="P4" draw:layer="layout" svg:x1="1.2cm" svg:y1="6.139cm" svg:x2="6.4cm" svg:y2="6.139cm">
            <text:p/>
          </draw:line>
          <draw:frame draw:style-name="gr9" draw:text-style-name="P3" draw:layer="layout" svg:width="2.2cm" svg:height="0.962cm" svg:x="2.6cm" svg:y="5.2cm">
            <draw:text-box>
              <text:p text:style-name="P2"><text:span text:style-name="T1">Span</text:span></text:p>
            </draw:text-box>
          </draw:frame>
        </draw:g>
        <draw:g>
          <draw:custom-shape draw:style-name="gr10" draw:text-style-name="P7" draw:layer="layout" svg:width="4.8cm" svg:height="1.687cm" svg:x="1.381cm" svg:y="6.27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1" draw:layer="layout" svg:width="4.8cm" svg:height="0.683cm" svg:x="1.381cm" svg:y="6.273cm">
            <draw:text-box>
              <text:p text:style-name="P10"><text:span text:style-name="T4">ElementaryBaseSpan</text:span></text:p>
            </draw:text-box>
          </draw:frame>
          <draw:line draw:style-name="gr7" draw:text-style-name="P4" draw:layer="layout" svg:x1="1.381cm" svg:y1="6.998cm" svg:x2="6.181cm" svg:y2="6.998cm">
            <text:p/>
          </draw:line>
          <draw:frame draw:style-name="gr12" draw:text-style-name="P12" draw:layer="layout" svg:width="2cm" svg:height="0.962cm" svg:x="2.581cm" svg:y="6.998cm">
            <draw:text-box>
              <text:p>(0, 4)</text:p>
            </draw:text-box>
          </draw:frame>
        </draw:g>
        <draw:g>
          <draw:custom-shape draw:style-name="gr13" draw:text-style-name="P7" draw:layer="layout" svg:width="4.8cm" svg:height="3cm" svg:x="1.4cm" svg:y="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4" draw:text-style-name="P9" draw:layer="layout" svg:width="4cm" svg:height="0.962cm" svg:x="1.782cm" svg:y="8cm">
            <draw:text-box>
              <text:p text:style-name="P8"><text:span text:style-name="T3">Annotation</text:span></text:p>
            </draw:text-box>
          </draw:frame>
          <draw:line draw:style-name="gr7" draw:text-style-name="P4" draw:layer="layout" svg:x1="1.4cm" svg:y1="8.8cm" svg:x2="6.2cm" svg:y2="8.8cm">
            <text:p/>
          </draw:line>
          <draw:frame draw:style-name="gr15" draw:text-style-name="P14" draw:layer="layout" svg:width="4.4cm" svg:height="1.904cm" svg:x="1.6cm" svg:y="9cm">
            <draw:text-box>
              <text:p text:style-name="P13"><text:span text:style-name="T5">’</text:span><text:span text:style-name="T5">lemma</text:span><text:span text:style-name="T5">’: </text:span><text:span text:style-name="T5">’mees’</text:span></text:p>
              <text:p text:style-name="P13"><text:span text:style-name="T5">’</text:span><text:span text:style-name="T5">form’: </text:span><text:span text:style-name="T5">’sg n’</text:span></text:p>
              <text:p text:style-name="P13"><text:span text:style-name="T5">...</text:span></text:p>
            </draw:text-box>
          </draw:frame>
        </draw:g>
        <draw:g>
          <draw:custom-shape draw:style-name="gr13" draw:text-style-name="P7" draw:layer="layout" svg:width="4.8cm" svg:height="3cm" svg:x="1.4cm" svg:y="1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4" draw:text-style-name="P9" draw:layer="layout" svg:width="4cm" svg:height="0.962cm" svg:x="1.782cm" svg:y="11cm">
            <draw:text-box>
              <text:p text:style-name="P8"><text:span text:style-name="T3">Annotation</text:span></text:p>
            </draw:text-box>
          </draw:frame>
          <draw:line draw:style-name="gr7" draw:text-style-name="P4" draw:layer="layout" svg:x1="1.4cm" svg:y1="11.8cm" svg:x2="6.2cm" svg:y2="11.8cm">
            <text:p/>
          </draw:line>
          <draw:frame draw:style-name="gr15" draw:text-style-name="P14" draw:layer="layout" svg:width="4.4cm" svg:height="1.904cm" svg:x="1.6cm" svg:y="12cm">
            <draw:text-box>
              <text:p text:style-name="P13"><text:span text:style-name="T5">’</text:span><text:span text:style-name="T5">lemma’: ’mesi’</text:span></text:p>
              <text:p text:style-name="P13"><text:span text:style-name="T5">’</text:span><text:span text:style-name="T5">form’: ’sg in’</text:span></text:p>
              <text:p text:style-name="P13"><text:span text:style-name="T5">...</text:span></text:p>
            </draw:text-box>
          </draw:frame>
        </draw:g>
        <draw:g>
          <draw:custom-shape draw:style-name="gr16" draw:text-style-name="P1" draw:layer="layout" svg:width="5.2cm" svg:height="7.2cm" svg:x="7.8cm" svg:y="5.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7" draw:text-style-name="P4" draw:layer="layout" svg:x1="7.8cm" svg:y1="6.091cm" svg:x2="13cm" svg:y2="6.091cm">
            <text:p/>
          </draw:line>
          <draw:frame draw:style-name="gr17" draw:text-style-name="P3" draw:layer="layout" svg:width="2.2cm" svg:height="0.989cm" svg:x="9.2cm" svg:y="5.2cm">
            <draw:text-box>
              <text:p text:style-name="P2"><text:span text:style-name="T1">Span</text:span></text:p>
            </draw:text-box>
          </draw:frame>
        </draw:g>
        <draw:g>
          <draw:custom-shape draw:style-name="gr10" draw:text-style-name="P7" draw:layer="layout" svg:width="4.8cm" svg:height="1.687cm" svg:x="8cm" svg:y="6.48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1" draw:layer="layout" svg:width="4.8cm" svg:height="0.683cm" svg:x="8cm" svg:y="6.487cm">
            <draw:text-box>
              <text:p text:style-name="P10"><text:span text:style-name="T4">ElementaryBaseSpan</text:span></text:p>
            </draw:text-box>
          </draw:frame>
          <draw:line draw:style-name="gr7" draw:text-style-name="P4" draw:layer="layout" svg:x1="8cm" svg:y1="7.212cm" svg:x2="12.8cm" svg:y2="7.212cm">
            <text:p/>
          </draw:line>
          <draw:frame draw:style-name="gr12" draw:text-style-name="P12" draw:layer="layout" svg:width="2cm" svg:height="0.962cm" svg:x="9.2cm" svg:y="7.212cm">
            <draw:text-box>
              <text:p>(5, 8)</text:p>
            </draw:text-box>
          </draw:frame>
        </draw:g>
        <draw:g>
          <draw:custom-shape draw:style-name="gr13" draw:text-style-name="P7" draw:layer="layout" svg:width="4.8cm" svg:height="3cm" svg:x="8cm" svg:y="8.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4" draw:text-style-name="P9" draw:layer="layout" svg:width="4cm" svg:height="0.962cm" svg:x="8.382cm" svg:y="8.6cm">
            <draw:text-box>
              <text:p text:style-name="P8"><text:span text:style-name="T3">Annotation</text:span></text:p>
            </draw:text-box>
          </draw:frame>
          <draw:line draw:style-name="gr7" draw:text-style-name="P4" draw:layer="layout" svg:x1="8cm" svg:y1="9.4cm" svg:x2="12.8cm" svg:y2="9.4cm">
            <text:p/>
          </draw:line>
          <draw:frame draw:style-name="gr15" draw:text-style-name="P14" draw:layer="layout" svg:width="4.4cm" svg:height="1.904cm" svg:x="8.2cm" svg:y="9.6cm">
            <draw:text-box>
              <text:p text:style-name="P13"><text:span text:style-name="T5">’</text:span><text:span text:style-name="T5">lemma’: ’olema’</text:span></text:p>
              <text:p text:style-name="P13"><text:span text:style-name="T5">’</text:span><text:span text:style-name="T5">form’: ’s’</text:span></text:p>
              <text:p text:style-name="P13"><text:span text:style-name="T5">...</text:span></text:p>
            </draw:text-box>
          </draw:frame>
        </draw:g>
        <draw:g>
          <draw:custom-shape draw:style-name="gr16" draw:text-style-name="P1" draw:layer="layout" svg:width="5.2cm" svg:height="7.2cm" svg:x="14.4cm" svg:y="5.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7" draw:text-style-name="P4" draw:layer="layout" svg:x1="14.381cm" svg:y1="6.079cm" svg:x2="19.581cm" svg:y2="6.079cm">
            <text:p/>
          </draw:line>
          <draw:frame draw:style-name="gr18" draw:text-style-name="P3" draw:layer="layout" svg:width="2.2cm" svg:height="0.962cm" svg:x="15.8cm" svg:y="5.2cm">
            <draw:text-box>
              <text:p text:style-name="P2"><text:span text:style-name="T1">Span</text:span></text:p>
            </draw:text-box>
          </draw:frame>
        </draw:g>
        <draw:g>
          <draw:custom-shape draw:style-name="gr19" draw:text-style-name="P1" draw:layer="layout" svg:width="5.2cm" svg:height="7.4cm" svg:x="21cm" svg:y="5.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7" draw:text-style-name="P4" draw:layer="layout" svg:x1="21cm" svg:y1="6.2cm" svg:x2="26.2cm" svg:y2="6.2cm">
            <text:p/>
          </draw:line>
          <draw:frame draw:style-name="gr20" draw:text-style-name="P3" draw:layer="layout" svg:width="2.2cm" svg:height="0.962cm" svg:x="22.4cm" svg:y="5.2cm">
            <draw:text-box>
              <text:p text:style-name="P2"><text:span text:style-name="T1">Span</text:span></text:p>
            </draw:text-box>
          </draw:frame>
        </draw:g>
        <draw:g>
          <draw:custom-shape draw:style-name="gr13" draw:text-style-name="P7" draw:layer="layout" svg:width="4.8cm" svg:height="3cm" svg:x="14.6cm" svg:y="8.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4" draw:text-style-name="P9" draw:layer="layout" svg:width="4cm" svg:height="0.962cm" svg:x="14.982cm" svg:y="8.6cm">
            <draw:text-box>
              <text:p text:style-name="P8"><text:span text:style-name="T3">Annotation</text:span></text:p>
            </draw:text-box>
          </draw:frame>
          <draw:line draw:style-name="gr7" draw:text-style-name="P4" draw:layer="layout" svg:x1="14.6cm" svg:y1="9.4cm" svg:x2="19.4cm" svg:y2="9.4cm">
            <text:p/>
          </draw:line>
          <draw:frame draw:style-name="gr15" draw:text-style-name="P14" draw:layer="layout" svg:width="4.4cm" svg:height="1.904cm" svg:x="14.8cm" svg:y="9.6cm">
            <draw:text-box>
              <text:p text:style-name="P13"><text:span text:style-name="T5">’</text:span><text:span text:style-name="T5">lemma’: ’kärbes’</text:span></text:p>
              <text:p text:style-name="P13"><text:span text:style-name="T5">’</text:span><text:span text:style-name="T5">form’: ’sg n’</text:span></text:p>
              <text:p text:style-name="P13"><text:span text:style-name="T5">...</text:span></text:p>
            </draw:text-box>
          </draw:frame>
        </draw:g>
        <draw:g>
          <draw:custom-shape draw:style-name="gr13" draw:text-style-name="P7" draw:layer="layout" svg:width="4.8cm" svg:height="3cm" svg:x="21.2cm" svg:y="8.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4" draw:text-style-name="P9" draw:layer="layout" svg:width="4cm" svg:height="0.962cm" svg:x="21.582cm" svg:y="8.8cm">
            <draw:text-box>
              <text:p text:style-name="P8"><text:span text:style-name="T3">Annotation</text:span></text:p>
            </draw:text-box>
          </draw:frame>
          <draw:line draw:style-name="gr7" draw:text-style-name="P4" draw:layer="layout" svg:x1="21.2cm" svg:y1="9.6cm" svg:x2="26cm" svg:y2="9.6cm">
            <text:p/>
          </draw:line>
          <draw:frame draw:style-name="gr15" draw:text-style-name="P14" draw:layer="layout" svg:width="4.4cm" svg:height="1.904cm" svg:x="21.4cm" svg:y="9.8cm">
            <draw:text-box>
              <text:p text:style-name="P13"><text:span text:style-name="T5">’</text:span><text:span text:style-name="T5">lemma’: ’.’</text:span></text:p>
              <text:p text:style-name="P13"><text:span text:style-name="T5">’</text:span><text:span text:style-name="T5">form’: ’’</text:span></text:p>
              <text:p text:style-name="P13"><text:span text:style-name="T5">...</text:span></text:p>
            </draw:text-box>
          </draw:frame>
        </draw:g>
        <draw:g>
          <draw:custom-shape draw:style-name="gr10" draw:text-style-name="P7" draw:layer="layout" svg:width="4.8cm" svg:height="1.687cm" svg:x="21.2cm" svg:y="6.48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1" draw:layer="layout" svg:width="4.8cm" svg:height="0.683cm" svg:x="21.2cm" svg:y="6.487cm">
            <draw:text-box>
              <text:p text:style-name="P10"><text:span text:style-name="T4">Element</text:span><text:span text:style-name="T4">aryBase</text:span><text:span text:style-name="T4">Span</text:span></text:p>
            </draw:text-box>
          </draw:frame>
          <draw:line draw:style-name="gr7" draw:text-style-name="P4" draw:layer="layout" svg:x1="21.2cm" svg:y1="7.212cm" svg:x2="26cm" svg:y2="7.212cm">
            <text:p/>
          </draw:line>
          <draw:frame draw:style-name="gr12" draw:text-style-name="P12" draw:layer="layout" svg:width="2.8cm" svg:height="0.962cm" svg:x="22.2cm" svg:y="7.212cm">
            <draw:text-box>
              <text:p>(15, 16)</text:p>
            </draw:text-box>
          </draw:frame>
        </draw:g>
        <draw:g>
          <draw:custom-shape draw:style-name="gr10" draw:text-style-name="P7" draw:layer="layout" svg:width="4.8cm" svg:height="1.687cm" svg:x="14.6cm" svg:y="6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1" draw:layer="layout" svg:width="4.8cm" svg:height="0.683cm" svg:x="14.6cm" svg:y="6.4cm">
            <draw:text-box>
              <text:p text:style-name="P10"><text:span text:style-name="T4">ElementaryBaseSpan</text:span></text:p>
            </draw:text-box>
          </draw:frame>
          <draw:line draw:style-name="gr7" draw:text-style-name="P4" draw:layer="layout" svg:x1="14.6cm" svg:y1="7.125cm" svg:x2="19.4cm" svg:y2="7.125cm">
            <text:p/>
          </draw:line>
          <draw:frame draw:style-name="gr12" draw:text-style-name="P12" draw:layer="layout" svg:width="2.4cm" svg:height="0.962cm" svg:x="15.8cm" svg:y="7.125cm">
            <draw:text-box>
              <text:p>(9, 15)</text:p>
            </draw:text-box>
          </draw:frame>
        </draw:g>
        <draw:frame draw:style-name="gr21" draw:text-style-name="P16" draw:layer="layout" svg:width="25.8cm" svg:height="1.505cm" svg:x="1cm" svg:y="3.6cm">
          <draw:text-box>
            <text:p text:style-name="P15"><text:span text:style-name="T6">name: </text:span><text:span text:style-name="T6">’morph_analysis’</text:span></text:p>
            <text:p text:style-name="P15"><text:span text:style-name="T6">attributes: </text:span><text:span text:style-name="T6">('normalized_tex</text:span><text:span text:style-name="T6">t', 'lemma', 'root', </text:span><text:span text:style-name="T6">'root_tokens', </text:span><text:span text:style-name="T6">'ending', 'clitic', </text:span><text:span text:style-name="T6">'form', </text:span><text:span text:style-name="T6">'partofspeech')</text:span></text:p>
          </draw:text-box>
        </draw:frame>
        <presentation:notes draw:style-name="dp2">
          <draw:page-thumbnail draw:style-name="gr22" draw:layer="layout" svg:width="19.798cm" svg:height="11.136cm" svg:x="0.6cm" svg:y="2.257cm" draw:page-number="1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t" fo:country="E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#ffffff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6T08:08:03.237473878</meta:creation-date>
    <dc:date>2019-09-26T17:05:53.883876825</dc:date>
    <meta:editing-duration>PT20M6S</meta:editing-duration>
    <meta:editing-cycles>4</meta:editing-cycles>
    <meta:generator>LibreOffice/6.0.7.3$Linux_X86_64 LibreOffice_project/00m0$Build-3</meta:generator>
    <meta:document-statistic meta:object-count="92"/>
  </office:meta>
</office:document-meta>
</file>